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style style:name="gr1" style:family="graphic" style:parent-style-name="standard">
      <style:graphic-properties svg:stroke-width="0.102cm" svg:stroke-color="#000000" draw:marker-start-width="0.352cm" draw:marker-end-width="0.352cm" draw:fill="solid" draw:fill-color="#ff9900"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none" svg:stroke-color="#000000" draw:fill="none" draw:fill-color="#ffffff" fo:min-height="1.143cm"/>
    </style:style>
    <style:style style:name="P1" style:family="paragraph">
      <style:paragraph-properties fo:text-align="center"/>
    </style:style>
    <style:style style:name="P2" style:family="paragraph">
      <style:text-properties fo:color="#ffffff" fo:font-size="16pt" style:font-size-asian="16pt" style:font-size-complex="16pt"/>
    </style:style>
    <style:style style:name="T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Droid Sans Fallback" style:font-size-asian="16pt" style:font-style-asian="normal" style:font-weight-asian="bold" style:font-name-complex="FreeSans2" style:font-size-complex="16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653cm" svg:height="5.08cm" svg:x="1.508cm" svg:y="1.508cm">
          <text:p/>
          <draw:enhanced-geometry svg:viewBox="0 0 21600 21600" draw:type="rectangle" draw:enhanced-path="M 0 0 L 21600 0 21600 21600 0 21600 0 0 Z N"/>
        </draw:custom-shape>
        <draw:frame draw:style-name="gr2" draw:text-style-name="P2" draw:layer="layout" svg:width="16.972cm" svg:height="4.696cm" svg:x="1.808cm" svg:y="1.709cm">
          <draw:text-box>
            <text:p><text:span text:style-name="T1">Desirability </text:span><text:span text:style-name="T2">is a measure of the value of an event or situation. Desirability can be positive if an event facilitates a positive value for you, and it can be negative if it inhibits a positive value for you. For example, you know Mary is supposed to add some pickles to the top of your sliced boiled eggs (see the picture above). It will not be desirable if she adds another garnish to your sandwich that you do not lik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Frame_20_Contents" style:display-name="Frame Contents" style:family="graphic">
      <style:paragraph-properties style:text-autospace="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31T11:25:05.127562001</meta:creation-date>
    <dc:date>2015-10-31T11:31:50.577457097</dc:date>
    <meta:editing-duration>P0D</meta:editing-duration>
    <meta:editing-cycles>1</meta:editing-cycles>
    <meta:document-statistic meta:object-count="2"/>
    <meta:generator>LibreOffice/4.2.8.2$Linux_X86_64 LibreOffice_project/420m0$Build-2</meta:generator>
  </office:meta>
</office:document-meta>
</file>